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44b" officeooo:paragraph-rsid="0009744b"/>
    </style:style>
    <style:style style:name="P2" style:family="paragraph" style:parent-style-name="Standard">
      <style:text-properties officeooo:rsid="000a1cdc" officeooo:paragraph-rsid="000a1cdc"/>
    </style:style>
    <style:style style:name="T1" style:family="text">
      <style:text-properties officeooo:rsid="0009744b"/>
    </style:style>
    <style:style style:name="T2" style:family="text">
      <style:text-properties officeooo:rsid="000a1c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Jenkins Job ex: gamutkart-dockerization</text:p>
      <text:p text:style-name="P1"/>
      <text:p text:style-name="P1">2. Mark the Job as ‘parameterized Jenkins job’</text:p>
      <text:p text:style-name="P1"/>
      <text:p text:style-name="P1">3. Create a ‘String parameter’ ex: CONTAINER_COUNT</text:p>
      <text:p text:style-name="P1"/>
      <text:p text:style-name="P1">4. Configure git repository path with ‘<text:a xlink:type="simple" xlink:href="https://github.com/nageshvkn/gamutkart2.git" text:style-name="Internet_20_link" text:visited-style-name="Visited_20_Internet_20_Link">https://github.com/nageshvkn/gamutkart2.git</text:a>’</text:p>
      <text:p text:style-name="P1"/>
      <text:p text:style-name="P1">5. Configure build step with ‘install’. Note: Run the build. Make sure gamutkart.war file is created.</text:p>
      <text:p text:style-name="P1"/>
      <text:p text:style-name="P1">6. Select Under ‘Build’ section, select ‘Add build step’, select ‘Execute Shell’ and configure below</text:p>
      <text:p text:style-name="P1"><text:s text:c="4"/>commands.</text:p>
      <text:p text:style-name="P1"/>
      <text:p text:style-name="P1"><text:tab/>docker build -t="nageshvkn/gamutkart-img" .</text:p>
      <text:p text:style-name="P1"><text:tab/>./create-env.sh $CONTAINER_COUNT</text:p>
      <text:p text:style-name="P1">7. <text:span text:style-name="T2">Save Job configurations.</text:span></text:p>
      <text:p text:style-name="P1"/>
      <text:p text:style-name="P2">8. Run the job by passing the value for the paramerter ex: <text:span text:style-name="T1">CONTAINER_COUNT </text:span>= 8.</text:p>
      <text:p text:style-name="P2"/>
      <text:p text:style-name="P2">9. Trigger the build</text:p>
      <text:p text:style-name="P2"/>
      <text:p text:style-name="P2">10. Check Environment creation with 8 containers using below command</text:p>
      <text:p text:style-name="P2"><text:tab/>$ docker ps</text:p>
      <text:p text:style-name="P2">11. Launch application from any of the container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2:02:02.996864066</meta:creation-date>
    <dc:date>2019-07-21T12:08:26.057516842</dc:date>
    <meta:editing-duration>PT6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11" meta:character-count="777" meta:non-whitespace-character-count="674"/>
  </office:meta>
</office:document-meta>
</file>